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60bc" officeooo:paragraph-rsid="000360b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60bc" officeooo:paragraph-rsid="000360b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60bc" officeooo:paragraph-rsid="000360b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360bc" officeooo:paragraph-rsid="000360bc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360bc" officeooo:paragraph-rsid="000360b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4c8e6" officeooo:paragraph-rsid="0004c8e6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 Base de donné</text:p>
      <text:p text:style-name="P4"/>
      <text:p text:style-name="P2">Composants</text:p>
      <text:p text:style-name="P3">- La base de donnée de l’application</text:p>
      <text:p text:style-name="P3">- Le module Back-control</text:p>
      <text:p text:style-name="P3">- Le module Tri Résultat</text:p>
      <text:p text:style-name="P3">- Le module Constitution Fichier Final</text:p>
      <text:p text:style-name="P3"/>
      <text:p text:style-name="P3"/>
      <text:p text:style-name="P6">Cette machine doit posséder assez de mémoire disque pour contenir la base de donnée, plusieurs coeurs pour l’accès en parallèle de la BD et des job des différents modules.</text:p>
      <text:p text:style-name="P6"/>
      <text:p text:style-name="P6">Si ces modules tourneront dans la machine de la base de donnée et non dans une machine_back, c’est parce que ces modules auront accès très souvent aux donnée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31:47.851753969</meta:creation-date>
    <dc:date>2022-03-24T21:31:22.000525498</dc:date>
    <meta:editing-duration>PT10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84" meta:character-count="483" meta:non-whitespace-character-count="407"/>
  </office:meta>
</office:document-meta>
</file>